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2756in" style:auto-text-indent="false" style:vertical-align="auto" style:writing-mode="lr-tb"/>
    </style:style>
    <style:style style:name="P2" style:family="paragraph" style:parent-style-name="Standard">
      <style:paragraph-properties fo:margin-left="0in" fo:margin-right="0in" fo:line-height="150%" fo:text-align="end" style:justify-single-word="false" fo:orphans="2" fo:widows="2" fo:text-indent="0.2756in" style:auto-text-indent="false" style:vertical-align="auto" style:writing-mode="lr-tb"/>
    </style:style>
    <style:style style:name="P3" style:family="paragraph" style:parent-style-name="Standard" style:list-style-name="WWNum1">
      <style:paragraph-properties fo:margin-left="0.5256in" fo:margin-right="0in" fo:line-height="150%" fo:text-align="justify" style:justify-single-word="false" fo:orphans="2" fo:widows="2" fo:text-indent="0.2756in" style:auto-text-indent="false" style:vertical-align="auto" style:writing-mode="lr-tb">
        <style:tab-stops/>
      </style:paragraph-properties>
    </style:style>
    <style:style style:name="P4" style:family="paragraph" style:parent-style-name="Standard" style:list-style-name="WWNum3">
      <style:paragraph-properties fo:margin-left="0.7756in" fo:margin-right="0in" fo:line-height="150%" fo:text-align="justify" style:justify-single-word="false" fo:orphans="2" fo:widows="2" fo:text-indent="0.2756in" style:auto-text-indent="false" style:vertical-align="auto" style:writing-mode="lr-tb">
        <style:tab-stops/>
      </style:paragraph-properties>
    </style:style>
    <style:style style:name="P5" style:family="paragraph" style:parent-style-name="Standard" style:list-style-name="WWNum4">
      <style:paragraph-properties fo:margin-left="0.7756in" fo:margin-right="0in" fo:line-height="150%" fo:text-align="justify" style:justify-single-word="false" fo:orphans="2" fo:widows="2" fo:text-indent="0.2756in" style:auto-text-indent="false" style:vertical-align="auto" style:writing-mode="lr-tb">
        <style:tab-stops/>
      </style:paragraph-properties>
    </style:style>
    <style:style style:name="P6" style:family="paragraph" style:parent-style-name="Heading_20_2" style:list-style-name="">
      <style:paragraph-properties fo:margin-left="0in" fo:margin-right="0in" fo:margin-top="0.1665in" fo:margin-bottom="0.0417in" loext:contextual-spacing="false" fo:line-height="150%" fo:text-align="justify" style:justify-single-word="false" fo:orphans="2" fo:widows="2" fo:text-indent="0.2756in" style:auto-text-indent="false" fo:keep-with-next="always" style:vertical-align="auto" style:writing-mode="lr-tb"/>
    </style:style>
    <style:style style:name="P7" style:family="paragraph" style:parent-style-name="Heading_20_1" style:list-style-name="" style:master-page-name="Standard">
      <style:paragraph-properties fo:margin-left="0in" fo:margin-right="0in" fo:margin-top="0in" fo:margin-bottom="0.25in" loext:contextual-spacing="false" fo:line-height="150%" fo:text-align="center" style:justify-single-word="false" fo:keep-together="always" fo:orphans="2" fo:widows="2" fo:text-indent="0.2756in" style:auto-text-indent="false" style:page-number="auto" fo:keep-with-next="always" style:vertical-align="auto" style:writing-mode="lr-tb"/>
    </style:style>
    <style:style style:name="T1" style:family="text">
      <style:text-properties fo:font-weight="normal" style:font-weight-asian="normal"/>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font-name="Times New Roman" fo:font-size="12pt" fo:language="lt" fo:country="LT" style:font-name-asian="Times New Roman1" style:font-size-asian="12pt" style:language-asian="lt" style:country-asian="LT" style:font-name-complex="Times New Roman1" style:font-size-complex="12pt" style:language-complex="ar" style:country-complex="SA"/>
    </style:style>
    <style:style style:name="T5" style:family="text">
      <style:text-properties fo:language="lt" fo:country="L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Laboratorinis darbas Nr.: 7</text:h>
      <text:list xml:id="list7521643580066188462" text:style-name="WWNum1">
        <text:list-item>
          <text:p text:style-name="P3"><text:span text:style-name="T2">Suraskite ir sudarykite sąrašą atviro kodo programinės įrangos tinkamos ofisiniam darbui (dokumentai, lentelės, pristatymai), vaizdų apdorojimui ir garso apdorojimui. Pateikite kiekvienos programos trumpą aprašymą bei pateikite licencijos tipą.</text:span></text:p>
        </text:list-item>
      </text:list>
      <text:h text:style-name="P6" text:outline-level="2">Programos ofisui:</text:h>
      <text:p text:style-name="P1"><text:span text:style-name="T3">OpenOffice</text:span> – gali visiškai pakeisti <text:span text:style-name="T2">„MS-Office“</text:span> programas. Pilnai palaikomas lietuviškas raštas. Yra įvairių kalbų (anglų, vokiečių, rusų, lietuvių, lenkų ir kt.) rašybos tikrinimas bei automatinis perkėlimas. <text:span text:style-name="T2">OpenOffice</text:span> biuro paketas turi daug naudingų galimybių, pvz., integruotą eksportavimą į <text:span text:style-name="T2">PDF</text:span> formatą, galimybė išsaugoti grafinę bylą <text:span text:style-name="T2">SWF (Macromedia Flash)</text:span> formatu, <text:span text:style-name="T2">„Macro Recorder“ </text:span>ir t.t.</text:p>
      <text:p text:style-name="P1"><text:span text:style-name="T2">OpenOffice</text:span> aprašomas <text:span text:style-name="T2">Apache License 2.0. </text:span>Tai reiškia, kad skirtingai nei GPL licencijomis apibūdintose programose, šių programų kodus galima panaudoti taip, kad galutinis produktas turėjo kitokio tipo licenciją.</text:p>
      <text:p text:style-name="P1"/>
      <text:p text:style-name="P1"><text:span text:style-name="T3">LibreOffice</text:span><text:span text:style-name="T2"> </text:span>– tai tarptautinis atviro kodo projektas, skirtas tobulinti universalų laisvąjį biuro programų rinkinį, sukurtą OpenOffice.org pagrindu, su atvira programavimo sąsaja (<text:span text:style-name="T2">API</text:span>) ir standartizuotu dokumentų formatu (<text:span text:style-name="T2">OpenDocument</text:span>). Projekto vystymą koordinuoja nepriklausoma organizacija <text:span text:style-name="T2">„The Document Foundation“.</text:span> Šio fondo nariais yra daugybė nacionalinių bei tarptautinių organizacijų, stambios ir nedidelės IT bendrovės – „<text:span text:style-name="T2">Google</text:span>“, „<text:span text:style-name="T2">Red</text:span> <text:span text:style-name="T2">Hat</text:span>“, „<text:span text:style-name="T2">Canonical</text:span>“, „<text:span text:style-name="T2">Novell</text:span>“, fiziniai asmenys ir kt., suprantantys, kad įvairioms įstaigoms ir organizacijoms, verslo įmonėms bei privatiems asmenims reikia turėti nuo finansinių galimybių ar siaurų atskirų monopolistų interesų nepriklausomas dokumentų rengimo priemones. <text:span text:style-name="T2">LibreOffice</text:span> naudoja <text:span text:style-name="T2">GNU</text:span> <text:span text:style-name="T2">Lesser</text:span> <text:span text:style-name="T2">General</text:span> <text:span text:style-name="T2">Public</text:span> <text:span text:style-name="T2">License</text:span> <text:span text:style-name="T2">(LGPL) 3.0</text:span>.</text:p>
      <text:p text:style-name="P1"/>
      <text:h text:style-name="P6" text:outline-level="2">Vaizdo apdorojimas:</text:h>
      <text:p text:style-name="P1"><text:span text:style-name="T3">Picasa</text:span> – labai patogi, intuityvi, greita, nemokama nuotraukų peržiūros ir tvarkymo programa. Su ja galėsite importuoti iš fotoaparato ar pasirinkto katalogo nuotraukas, jas retušuoti, pašalinti negražias dėmes, pagerinti nuotraukų kokybę (keisti šviesumą, kontrastą, apkirpti, pašalinti raudonų akių efektą, <text:soft-page-break/>pritaikyti įvairius spalvų efektus). Padės atnaujinti nuskenuotas senas, sulankstytas, suteptas nuotraukas. Galėsite uždėti ant nuotraukų vandens ženklus arba užrašyti norimą tekstą, kurti koliažus, spausdinti.</text:p>
      <text:p text:style-name="P1"/>
      <text:p text:style-name="P1"><text:span text:style-name="T3">Gimp </text:span>– (angl.: <text:span text:style-name="T2">GNU Image Manipulation Program</text:span>) yra atviro kodo nuotraukų ir paveikslėlių redagavimo, piešimo programa. Populiariausios tarp profesionalų programos <text:span text:style-name="T2">PhotoShop</text:span> alternatyva. GIMP laisvai platinama programa tokioms užduotims kaip nuotraukų retušavimas, paveikslėlių kompozicija, piešimas, filtrų pritaikymas, rėmelių uždėjimas, darbas su sluoksniais, paveikslėlių formatų konvertavimas ir t.t. Veikia Linux, MS Windows ir Mac OS X platformose. Platinama pagal GNU GPL licencija.</text:p>
      <text:p text:style-name="P1"/>
      <text:p text:style-name="P1"><text:span text:style-name="T3">Inkscape</text:span> – atviro kodo multiplatforminė vektorinės grafikos aplikacija, palaikantį daug įvairių objektinio funkcionalumo įrankių. Turi įrankius laisvo piešimo, teksto rašymo, klonavimo, transformavimo, užpildymo bei kitose srityse. Mokamose programose jos artimiausias analogas galėtų būti CorelDraw arba Adobe Illustrator programos. Inkspace naudoja GNU GPL licenciją.</text:p>
      <text:p text:style-name="P1"/>
      <text:h text:style-name="P6" text:outline-level="2">Garso apdorojimo programos:</text:h>
      <text:p text:style-name="P1"><text:span text:style-name="T3">Audacity</text:span> - nemokama atviro kodo audio redagavimo ir įrašinėjimo programa. Veikia Linux, Windows ir kt. operacinėse sistemose. Ši programa aprašoma GNU GPL licenciją. Paminėsiu keletą funkcijų, ką galima nuveikti su <text:span text:style-name="T2">Audacity</text:span>:</text:p>
      <text:list xml:id="list4699235734208471301" text:style-name="WWNum3">
        <text:list-item>
          <text:p text:style-name="P4">Įrašinėti gyvą garsą</text:p>
        </text:list-item>
        <text:list-item>
          <text:p text:style-name="P4">Konvertuoti kasečių įrašus į skaitmeninius įrašus ar kompaktinius diskus</text:p>
        </text:list-item>
        <text:list-item>
          <text:p text:style-name="P4">Redaguoti Ogg Vorbis, MP3, WAV, AIFF failus</text:p>
        </text:list-item>
        <text:list-item>
          <text:p text:style-name="P4">Iškirpti, kopijuoti, įklijuoti, ištrinti, suskaidyti ar miksuoti garsus kartu</text:p>
        </text:list-item>
        <text:list-item>
          <text:p text:style-name="P4">Pakeisti įrašinėjimo greitį ar tono aukštį</text:p>
        </text:list-item>
      </text:list>
      <text:p text:style-name="P1"/>
      <text:p text:style-name="P1"><text:span text:style-name="T3">Foobar2000</text:span> - pažangus, nemokamas muzikos grotuvas (leistuvas) "<text:span text:style-name="T2">windows</text:span>" operacinei sistemai. Palaiko visus populiariausius garso formatus. Naudoja GNU GPL licenciją.</text:p>
      <text:p text:style-name="P1">Pagrindinės savybės:</text:p>
      <text:p text:style-name="P1"/>
      <text:list xml:id="list7226500584185031033" text:style-name="WWNum4">
        <text:list-item>
          <text:p text:style-name="P5"><text:soft-page-break/>Palaikomi garso formatai: MP3, MP4, AAC, CD Audio, WMA, Vorbis, FLAC, WavPack, WAV, AIFF, Musepack, Speex, Au, SND... ir daugiau su papildomais komponentais.</text:p>
        </text:list-item>
        <text:list-item>
          <text:p text:style-name="P5">Apgadintų laikmenų grojimas.</text:p>
        </text:list-item>
        <text:list-item>
          <text:p text:style-name="P5">Pilnas unikodo palaikymas.</text:p>
        </text:list-item>
        <text:list-item>
          <text:p text:style-name="P5">Lengvai pritaikoma, pagal individualius poreikius, naudotojo grafinė sąsaja.</text:p>
        </text:list-item>
        <text:list-item>
          <text:p text:style-name="P5">Pažangus žymų lentelės tvarkymas.</text:p>
        </text:list-item>
        <text:list-item>
          <text:p text:style-name="P5">Palaiko Audio CD konvertavimą į kitus garso formatus.</text:p>
        </text:list-item>
        <text:list-item>
          <text:p text:style-name="P5">Pilnas pergrojimo palaikymas.</text:p>
        </text:list-item>
        <text:list-item>
          <text:p text:style-name="P5">Pritaikomos, pagal individualius poreikius, greitosios klaviatūros klavišų kombinacijos.</text:p>
        </text:list-item>
        <text:list-item>
          <text:p text:style-name="P5">Atvira komponentų architektūra leidžia trečių šalių programuotojams praplėsti grotuvo funkcionalumą.</text:p>
        </text:list-item>
      </text:list>
      <text:p text:style-name="P1"/>
      <text:list xml:id="list232034998146671" text:continue-list="list7521643580066188462" text:style-name="WWNum1">
        <text:list-item>
          <text:p text:style-name="P3"><text:span text:style-name="T2">Iš sudaryto sąrašo pasirinkite vieną programą dokumentams redaguoti, vieną lentelių skaičiavimams, vieną pristatymams kurti, vieną vaizdams redaguoti ir vieną garsui redaguoti. Pagrįskite savo pasirinkimą.</text:span></text:p>
        </text:list-item>
      </text:list>
      <text:p text:style-name="P1">Pasirinkau <text:span text:style-name="T2">LibreOffice</text:span>, kadangi ji yra įdiegta kiekvienoje <text:span text:style-name="T2">Linux</text:span> operacinėje sistemoje, todėl nereikėjo nieko papildomai įrašinėti. Teksto redagavimui, bei laboratorinio darbo ataskaitai rengti buvo pasirinkta <text:span text:style-name="T2">LibreOffice Writer</text:span> teksto redaktorius. Lentelių kūrimui ir skaičiavimams – <text:span text:style-name="T2">LibreOffice Calc</text:span>, skaidrių demonstravimui – <text:span text:style-name="T2">LibreOffice Impress</text:span>. </text:p>
      <text:p text:style-name="P1">Vaizdų redaktorius buvo pasirinktas <text:span text:style-name="T2">IncScape.</text:span> Šia programa galima konvertuoti įprastas nuotraukas į vektorinius paveikslus, kuriuos galima vėliau didinti ar mažinti, neprarandant kokybės. </text:p>
      <text:p text:style-name="P1">Garsui redaguoti buvo pasirinkta <text:span text:style-name="T2">Audacity – </text:span>programa leidžia atlikti tiek paprastus, tiek sudėtingus veiksmus priklausomai nuo vartotojo kvalifikacijos ir pageidavim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150%" fo:text-align="justify" style:justify-single-word="false" fo:orphans="2" fo:widows="2" fo:text-indent="0.2756in" style:auto-text-indent="false" style:vertical-align="auto" style:writing-mode="lr-tb"/>
      <style:text-properties style:font-name="Times New Roman" fo:font-family="'Times New Roman'" style:font-family-generic="roman" style:font-pitch="variable" fo:font-size="12pt" fo:language="lt" fo:country="LT" style:font-name-asian="Times New Roman1" style:font-family-asian="'Times New Roman'" style:font-family-generic-asian="system" style:font-pitch-asian="variable" style:font-size-asian="12pt" style:language-asian="lt" style:country-asian="LT"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margin-top="0in" fo:margin-bottom="0.25in" loext:contextual-spacing="false" fo:line-height="150%" fo:text-align="center" style:justify-single-word="false" fo:keep-together="always" fo:orphans="2" fo:widows="2" fo:text-indent="0.2756in" style:auto-text-indent="false" fo:keep-with-next="always" style:vertical-align="auto"/>
      <style:text-properties style:font-name="Times New Roman" fo:font-family="'Times New Roman'" style:font-family-generic="roman" style:font-pitch="variable" fo:font-size="14pt" fo:language="lt" fo:country="LT" fo:font-weight="bold" style:font-name-asian="Times New Roman1" style:font-family-asian="'Times New Roman'" style:font-family-generic-asian="system" style:font-pitch-asian="variable" style:font-size-asian="14pt" style:language-asian="lt" style:country-asian="LT" style:font-weight-asian="bold" style:font-name-complex="Times New Roman1" style:font-family-complex="'Times New Roman'" style:font-family-generic-complex="system" style:font-pitch-complex="variable" style:font-size-complex="16pt" style:language-complex="ar" style:country-complex="SA"/>
    </style:style>
    <style:style style:name="Heading_20_2" style:display-name="Heading 2" style:family="paragraph" style:parent-style-name="Standard" style:default-outline-level="2" style:list-style-name="" style:class="text">
      <style:paragraph-properties fo:margin-left="0in" fo:margin-right="0in" fo:margin-top="0.1665in" fo:margin-bottom="0.0417in" loext:contextual-spacing="false" fo:line-height="150%" fo:text-align="justify" style:justify-single-word="false" fo:orphans="2" fo:widows="2" fo:text-indent="0.2756in" style:auto-text-indent="false" fo:keep-with-next="always" style:vertical-align="auto"/>
      <style:text-properties style:font-name="Calibri Light" fo:font-family="'Calibri Light'" style:font-family-generic="roman" style:font-pitch="variable" fo:font-size="14pt" fo:language="lt" fo:country="LT" fo:font-style="italic" fo:font-weight="bold" style:font-name-asian="Times New Roman1" style:font-family-asian="'Times New Roman'" style:font-family-generic-asian="system" style:font-pitch-asian="variable" style:font-size-asian="14pt" style:language-asian="lt" style:country-asian="LT" style:font-style-asian="italic" style:font-weight-asian="bold" style:font-name-complex="Calibri Light1" style:font-family-complex="'Calibri Light'" style:font-family-generic-complex="system" style:font-pitch-complex="variable" style:font-size-complex="14pt" style:language-complex="ar" style:country-complex="SA" style:font-style-complex="italic" style:font-weight-complex="bold"/>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lt" fo:country="LT" style:font-name-asian="Times New Roman1" style:font-family-asian="'Times New Roman'" style:font-family-generic-asian="system" style:font-pitch-asian="variable" style:font-size-asian="11pt" style:language-asian="lt" style:country-asian="LT" style:font-name-complex="Calibri1" style:font-family-complex="Calibri"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left="0in" fo:margin-right="0in" fo:line-height="150%" fo:text-align="justify" style:justify-single-word="false" fo:orphans="2" fo:widows="2" fo:text-indent="0.2756in" style:auto-text-indent="false" style:vertical-align="auto">
        <style:tab-stops>
          <style:tab-stop style:position="3.3465in" style:type="center"/>
          <style:tab-stop style:position="6.6929in" style:type="right"/>
        </style:tab-stops>
      </style:paragraph-properties>
      <style:text-properties style:font-name="Times New Roman" fo:font-family="'Times New Roman'" style:font-family-generic="roman" style:font-pitch="variable" fo:font-size="12pt" fo:language="lt" fo:country="LT" style:font-name-asian="Times New Roman1" style:font-family-asian="'Times New Roman'" style:font-family-generic-asian="system" style:font-pitch-asian="variable" style:font-size-asian="12pt" style:language-asian="lt" style:country-asian="LT" style:font-name-complex="Times New Roman1" style:font-family-complex="'Times New Roman'" style:font-family-generic-complex="system" style:font-pitch-complex="variable" style:font-size-complex="11pt" style:language-complex="ar" style:country-complex="SA"/>
    </style:style>
    <style:style style:name="Footer" style:family="paragraph" style:parent-style-name="Standard" style:default-outline-level="" style:class="extra">
      <style:paragraph-properties fo:margin-left="0in" fo:margin-right="0in" fo:line-height="150%" fo:text-align="justify" style:justify-single-word="false" fo:orphans="2" fo:widows="2" fo:text-indent="0.2756in" style:auto-text-indent="false" style:vertical-align="auto">
        <style:tab-stops>
          <style:tab-stop style:position="3.3465in" style:type="center"/>
          <style:tab-stop style:position="6.6929in" style:type="right"/>
        </style:tab-stops>
      </style:paragraph-properties>
      <style:text-properties style:font-name="Times New Roman" fo:font-family="'Times New Roman'" style:font-family-generic="roman" style:font-pitch="variable" fo:font-size="12pt" fo:language="lt" fo:country="LT" style:font-name-asian="Times New Roman1" style:font-family-asian="'Times New Roman'" style:font-family-generic-asian="system" style:font-pitch-asian="variable" style:font-size-asian="12pt" style:language-asian="lt" style:country-asian="LT"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ntraštė_20_1_20_Diagrama" style:display-name="Antraštė 1 Diagrama" style:family="text" style:parent-style-name="Default_20_Paragraph_20_Font">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Antraštės_20_Diagrama" style:display-name="Antraštės Diagrama" style:family="text" style:parent-style-name="Default_20_Paragraph_20_Font">
      <style:text-properties style:font-name-complex="Times New Roman1" style:font-family-complex="'Times New Roman'" style:font-family-generic-complex="system" style:font-pitch-complex="variable"/>
    </style:style>
    <style:style style:name="Poraštė_20_Diagrama" style:display-name="Poraštė Diagrama" style:family="text" style:parent-style-name="Default_20_Paragraph_20_Font">
      <style:text-properties style:font-name-complex="Times New Roman1" style:font-family-complex="'Times New Roman'" style:font-family-generic-complex="system" style:font-pitch-complex="variable"/>
    </style:style>
    <style:style style:name="Antraštė_20_2_20_Diagrama" style:display-name="Antraštė 2 Diagrama" style:family="text" style:parent-style-name="Default_20_Paragraph_20_Font">
      <style:text-properties style:font-name="Calibri Light" fo:font-family="'Calibri Light'"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line-height="150%" fo:text-align="end" style:justify-single-word="false" fo:orphans="2" fo:widows="2" fo:text-indent="0.2756in" style:auto-text-indent="false" style:vertical-align="auto" style:writing-mode="lr-tb"/>
    </style:style>
    <style:style style:name="MT1" style:family="text">
      <style:text-properties style:font-name="Times New Roman" fo:font-size="12pt" fo:language="lt" fo:country="LT" style:font-name-asian="Times New Roman1" style:font-size-asian="12pt" style:language-asian="lt" style:country-asian="LT" style:font-name-complex="Times New Roman1" style:font-size-complex="12pt" style:language-complex="ar" style:country-complex="SA"/>
    </style:style>
    <style:page-layout style:name="Mpm1">
      <style:page-layout-properties fo:page-width="8.5in" fo:page-height="11in" style:num-format="1" style:print-orientation="portrait" fo:margin-top="0.3937in" fo:margin-bottom="0.7874in" fo:margin-left="0.9846in" fo:margin-right="0.5909in" style:writing-mode="lr-tb" style:layout-grid-color="#c0c0c0" style:layout-grid-lines="22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page-layout>
  </office:automatic-styles>
  <office:master-styles>
    <style:master-page style:name="Standard" style:page-layout-name="Mpm1">
      <style:header>
        <text:p text:style-name="MP1"><text:span text:style-name="MT1">Vilius Blaževičius EKSfm-16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9:52:00</meta:creation-date>
    <dc:date>2017-11-28T23:17:00</dc:date>
    <meta:editing-cycles>52</meta:editing-cycles>
    <meta:editing-duration>PT1M28S</meta:editing-duration>
    <meta:document-statistic meta:table-count="0" meta:image-count="0" meta:object-count="0" meta:page-count="3" meta:paragraph-count="33" meta:word-count="647" meta:character-count="5311" meta:non-whitespace-character-count="4701"/>
    <meta:generator>LibreOffice/5.1.6.2$Linux_X86_64 LibreOffice_project/10m0$Build-2</meta:generator>
    <meta:user-defined meta:name="Operator">Vilius</meta:user-defined>
  </office:meta>
</office:document-meta>
</file>